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3" style:family="paragraph" style:parent-style-name="Text_20_body">
      <style:paragraph-properties fo:orphans="2" fo:widows="2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Roboto" fo:font-size="11.25pt" fo:letter-spacing="normal" fo:font-style="normal" fo:font-weight="normal"/>
    </style:style>
    <style:style style:name="P6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1.25pt" fo:letter-spacing="normal" fo:font-style="normal" fo:font-weight="normal"/>
    </style:style>
    <style:style style:name="P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000000" style:font-name="Roboto" fo:font-size="10.5pt" fo:letter-spacing="normal" fo:font-style="normal" fo:font-weight="normal"/>
    </style:style>
    <style:style style:name="P8" style:family="paragraph" style:parent-style-name="Text_20_body">
      <style:paragraph-properties fo:margin-top="0cm" fo:margin-bottom="0cm" loext:contextual-spacing="false" fo:orphans="2" fo:widows="2"/>
    </style:style>
    <style:style style:name="P9" style:family="paragraph" style:parent-style-name="Heading_20_3">
      <style:paragraph-properties fo:orphans="2" fo:widows="2"/>
      <style:text-properties fo:font-variant="normal" fo:text-transform="none" fo:color="#000000" fo:letter-spacing="normal"/>
    </style:style>
    <style:style style:name="P10" style:family="paragraph" style:parent-style-name="Heading_20_3">
      <style:paragraph-properties fo:orphans="2" fo:widows="2"/>
      <style:text-properties fo:font-variant="normal" fo:text-transform="none" fo:color="#000000" style:font-name="Roboto" fo:font-size="13.5pt" fo:letter-spacing="normal" fo:font-style="normal" fo:font-weight="normal"/>
    </style:style>
    <style:style style:name="P11" style:family="paragraph" style:parent-style-name="Heading_20_3">
      <style:paragraph-properties fo:orphans="2" fo:widows="2"/>
    </style:style>
    <style:style style:name="P12" style:family="paragraph" style:parent-style-name="Heading_20_3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00000" style:font-name="Roboto" fo:font-size="11.25pt" fo:letter-spacing="normal" fo:font-style="normal" fo:font-weight="normal"/>
    </style:style>
    <style:style style:name="T2" style:family="text">
      <style:text-properties fo:font-variant="normal" fo:text-transform="none" fo:color="#000000" style:font-name="Roboto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Roboto" fo:font-size="10.5pt" fo:letter-spacing="normal" fo:font-style="normal" fo:font-weight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inpl-inline-attachment_6"/></text:p>
      <text:section text:style-name="Sect1" text:name="ox-5bad02b661-panel-9101-0-0-1">
        <text:p text:style-name="P3"><text:span text:style-name="Emphasis"><text:span text:style-name="Strong_20_Emphasis"><text:span text:style-name="T1">SZANOWNI RODZICE,</text:span></text:span></text:span></text:p>
        <text:p text:style-name="P1">Państwowa Wyższa Szkoła Techniczno-Ekonomiczna im. ks.  Bronisława Markiewicza zaprasza do wzięcia udziału  w Uniwersytecie Dzieci realizowanego w ramach projektu POWR.03.01.00-IP.08-00-T091/18 "Przez ciernie do gwiazd”.  </text:p>
        <text:p text:style-name="P1">Projekt dedykowany jest dla  dzieci w wieku 7-15 lat.</text:p>
        <text:p text:style-name="P1">Udział w Uniwersytecie Dzieci jest całkowicie bezpłatny.</text:p>
      </text:section>
      <text:section text:style-name="Sect1" text:name="ox-5bad02b661-panel-9101-0-0-2">
        <text:h text:style-name="P12" text:outline-level="3"><text:span text:style-name="T2">Warunkiem uczestnictwa w programie Uniwersytetu Dzieci jest: zgłoszenie dziecka przez rodzica lub opiekuna prawnego poprzez wypełnienie internetowego<text:line-break/>formularza zapisu na studia:  </text:span><text:a xlink:type="simple" xlink:href="http://www.pwste.edu.pl/uniwersytet-dzieciecy/zapisy/" text:style-name="Internet_20_link" text:visited-style-name="Visited_20_Internet_20_Link">http://www.pwste.edu.pl/uniwersytet-dzieciecy/zapisy/ </text:a></text:h>
        <text:h text:style-name="P11" text:outline-level="3"><text:a xlink:type="simple" xlink:href="http://www.pwste.edu.pl/uniwersytet-dzieciecy/zapisy/" text:style-name="Internet_20_link" text:visited-style-name="Visited_20_Internet_20_Link"><text:span text:style-name="T2">oraz pobranie formularzy rekrutacyjnych, wypełnienie i złożenie w biurze projektu  lub w sekretariacie szkoły do której uczęszcza dziecko</text:span></text:a></text:h>
        <text:h text:style-name="P9" text:outline-level="3"> </text:h>
        <text:p text:style-name="P1">Program wykładów i warsztatów na każdym kierunku studiów dostosowany jest do wieku, możliwości poznawczych i zainteresowań dzieci. Zajęcia odbywać się będą w soboty ( w układzie po 45 minut) w salach uczelni oraz innych miejscach<text:line-break/>wiedzy i zgodnie z ideą uniwersytecką dotyczą wielu dziedzin nauki. <text:line-break/>Program podzielony na 3 kierunki dostosowane do wieku dzieci:<text:line-break/>ZADANIE 1 Odkrywanie i inspiracje (grupa wiekowa od 7 do 8 lat): 30 uczestników x 3 edycje<text:line-break/>ZADANIE 2 Nauka do kwadratu (grupa wiekowa od  9 do 11 lat): 30 uczestników x 3 edycje<text:line-break/>ZADANIE 3 Mistrz - uczeń (grupa wiekowa od  12 do 15 lat): 30 uczestników x 3 edycje<text:line-break/>ZADANIE 4 Platforma międzypokoleniowa z zajęciami integracyjnymi: 30 uczestników (po 10 z każdej grupy wiekowej) x 3 edycje oraz 30 rodziców(po 10 z każdej grupy wiekowej) x 3 edycje. <text:line-break/>Zajęcia integracyjne: piknik naukowy 90 uczniów x 3 edycje, wycieczka do Warszawy 90 uczniów x 3 edycje<text:line-break/>Studentem Uniwersytetu Dzieci może zostać każde dziecko, które spełnia warunki uczestnictwa w programie danego kierunku Uniwersytetu Dzieci. Studentem jest zarówno dziecko jak i jego rodzic lub opiekun prawny.</text:p>
        <text:p text:style-name="P1">Zajęcia w ramach Uniwersytetu dzieci trwają dwa semestry.</text:p>
        <text:h text:style-name="P10" text:outline-level="3">Cel projektu</text:h>
      </text:section>
      <text:section text:style-name="Sect1" text:name="ox-5bad02b661-panel-9101-0-0-3">
        <text:p text:style-name="P5">Celem projektu jest podniesienie umiejętności i zdolności poznawczych uczestników Uniwersytetu Dzieci w zakresie rozbudzania ciekawości poznawczej,rozwoju intelektualnego o społecznego ,efektywnego uczenia się, twórczego myślenia oraz wzajemnej współpracy, Osiągnięciu tego celu służy wypracowanie i wprowadzenie w świat nauki w warunkach uczelnianych innowacyjnego narzędzia - niekonwencjonalnych modułów, warsztatów działań obejmujących metody rozbudowania w uczestnikach kreatywności, twórczego i krytycznego myślenia, rozwiązywania problemów i działania innowacyjnego, komunikowania się, samorozwoju i autokreacji, a także efektywnej nauki i pracy zespołowej.</text:p>
        <text:p text:style-name="P1">Cele szczegółowe:</text:p>
        <text:list xml:id="list3273968543" text:style-name="L1">
          <text:list-item>
            <text:p text:style-name="P6"><text:soft-page-break/>stymulowanie intelektualnego, aksjologicznego i społecznego rozwoju młodego pokolenia;</text:p>
          </text:list-item>
          <text:list-item>
            <text:p text:style-name="P6">inspirowanie do twórczego myślenia i rozwijania zainteresowań i pasji;</text:p>
          </text:list-item>
          <text:list-item>
            <text:p text:style-name="P6">propagowanie kultury innowacyjności;</text:p>
          </text:list-item>
          <text:list-item>
            <text:p text:style-name="P6">zapoznanie ze środowiskiem akademickim i uczelnią jako miejscem naukowego oglądu rzeczywistości;</text:p>
          </text:list-item>
          <text:list-item>
            <text:p text:style-name="P2">integrację lokalnej społeczności wokół ośrodków akademickich.</text:p>
          </text:list-item>
        </text:list>
        <text:p text:style-name="P1">Osiągniecie poszczególnych kompetencji zaplanowanych w celach szczegółowych zostanie osiągnięte poprzez realizację zajęć z zakresu: matematyczno-przyrodniczego, ICT, umiejętności rozumienia, kreatywności, innowacyjności, przedsiębiorczości, krytycznego myślenia, rozwiązywania problemów, umiejętności uczenia się, umiejętności pracy zespołowej.</text:p>
        <text:p text:style-name="P1">Osiągnięcie celu ogólnego oraz celów szczegółowych przyczyni się do realizacji celów PO WER, w tym przede wszystkim celu szczegółowego dotyczącego podniesienia kompetencji kreatywności osób uczestniczących w edukacji na poziomie wyższym, odpowiadających potrzebom gospodarki, rynku pracy i społeczeństwa w ramach Działania 3.1 Kompetencje w szkolnictwie wyższym, Oś III Szkolnictwo wyższe dla gospodarki i rozwoju, Program Operacyjny Wiedza Edukacja Rozwój 2014-2020.</text:p>
        <text:p text:style-name="P7">KONTAKT:</text:p>
        <text:p text:style-name="P8"><text:span text:style-name="Strong_20_Emphasis"><text:span text:style-name="T3">BIURO PROJEKTU, REKTORAT POK. 5B</text:span></text:span></text:p>
        <text:p text:style-name="P8"><text:span text:style-name="Strong_20_Emphasis"><text:span text:style-name="T3">UL. CZARNIECKIEGO 16</text:span></text:span></text:p>
        <text:p text:style-name="P8"><text:span text:style-name="Strong_20_Emphasis"><text:span text:style-name="T3">37-500 JAROSŁAW </text:span></text:span></text:p>
        <text:p text:style-name="P8"><text:span text:style-name="Strong_20_Emphasis"><text:span text:style-name="T3">TEL. 16 624 40 78</text:span></text:span><text:span text:style-name="T3"> </text:span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0T19:18:17.219000000</meta:creation-date>
    <dc:date>2019-02-10T19:20:09.558000000</dc:date>
    <meta:editing-duration>PT1M52S</meta:editing-duration>
    <meta:editing-cycles>1</meta:editing-cycles>
    <meta:document-statistic meta:table-count="0" meta:image-count="0" meta:object-count="0" meta:page-count="2" meta:paragraph-count="24" meta:word-count="495" meta:character-count="3850" meta:non-whitespace-character-count="3368"/>
    <meta:generator>LibreOffice/6.0.5.2$Windows_X86_64 LibreOffice_project/54c8cbb85f300ac59db32fe8a675ff7683cd5a16</meta:generator>
  </office:meta>
</office:document-meta>
</file>